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style:rel-width="100%" fo:margin-left="0cm" fo:margin-top="0cm" fo:margin-bottom="0cm" style:page-number="auto" table:align="left" style:writing-mode="lr-tb"/>
    </style:style>
    <style:style style:name="Table6.A" style:family="table-column">
      <style:table-column-properties style:column-width="4.789cm" style:rel-column-width="2715*"/>
    </style:style>
    <style:style style:name="Table6.B" style:family="table-column">
      <style:table-column-properties style:column-width="5.226cm" style:rel-column-width="2963*"/>
    </style:style>
    <style:style style:name="Table6.C" style:family="table-column">
      <style:table-column-properties style:column-width="4.001cm" style:rel-column-width="2268*"/>
    </style:style>
    <style:style style:name="Table6.D" style:family="table-column">
      <style:table-column-properties style:column-width="2.985cm" style:rel-column-width="1692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paragraph-rsid="001c1e84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1c1e84" officeooo:paragraph-rsid="001c1e84" style:font-size-asian="10pt" style:font-style-asian="italic" style:font-size-complex="10pt" style:font-style-complex="italic"/>
    </style:style>
    <style:style style:name="P7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text-properties text:display="none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2182e4" officeooo:paragraph-rsid="002182e4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d8148" officeooo:paragraph-rsid="001d8148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c1e84" officeooo:paragraph-rsid="001c1e84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1c1e84" officeooo:paragraph-rsid="001c1e84" style:font-weight-asian="bold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1df5d6"/>
    </style:style>
    <style:style style:name="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35466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style style:name="T6" style:family="text">
      <style:text-properties fo:color="#666666" fo:font-size="10pt" fo:letter-spacing="-0.004cm" fo:font-weight="bold" officeooo:rsid="001c1e84" style:font-size-asian="10pt" style:font-weight-asian="bold" style:font-size-complex="10pt" style:font-weight-complex="bold"/>
    </style:style>
    <style:style style:name="T7" style:family="text">
      <style:text-properties fo:color="#666666" fo:font-size="10pt" fo:letter-spacing="-0.004cm" fo:font-style="italic" fo:font-weight="normal" officeooo:rsid="001d8148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color="#666666" fo:font-size="10pt" fo:letter-spacing="-0.004cm" fo:font-style="italic" fo:font-weight="normal" officeooo:rsid="001ecc81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color="#666666" fo:font-size="10pt" fo:letter-spacing="-0.004cm" fo:font-style="italic" fo:font-weight="normal" officeooo:rsid="0020c28c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11" style:family="text">
      <style:text-properties fo:color="#666666" fo:font-size="10pt" fo:letter-spacing="-0.004cm" fo:font-style="italic" officeooo:rsid="001ecc81" style:font-size-asian="10pt" style:font-style-asian="italic" style:font-size-complex="10pt" style:font-style-complex="italic"/>
    </style:style>
    <style:style style:name="T12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13" style:family="text">
      <style:text-properties fo:color="#666666" fo:font-size="10pt" fo:font-style="italic" fo:font-weight="normal" officeooo:rsid="00227464" style:font-size-asian="10pt" style:font-style-asian="italic" style:font-weight-asian="normal" style:font-size-complex="10p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/>
            <text:p text:style-name="P11"><text:span text:style-name="T2">2016/0</text:span><text:span text:style-name="T6">6</text:span><text:span text:style-name="T2">/</text:span><text:span text:style-name="T6">06</text:span><text:span text:style-name="T2"> – MONTAG</text:span></text:p>
            <text:p text:style-name="P2"/>
          </table:table-cell>
          <table:table-cell table:style-name="Table6.A2" office:value-type="string">
            <text:p text:style-name="P19"/>
            <text:p text:style-name="P20"><text:span text:style-name="T10">AS: </text:span><text:span text:style-name="T7">Aufgaben bezüglich Java nachgearbeitet.</text:span></text:p>
            <text:p text:style-name="P21"/>
          </table:table-cell>
          <table:table-cell table:style-name="Table6.A2" office:value-type="string">
            <text:p text:style-name="P5">7 h 48 min</text:p>
          </table:table-cell>
          <table:table-cell table:style-name="Table6.D2" office:value-type="string">
            <text:p text:style-name="P6">OSZIMT</text:p>
          </table:table-cell>
        </table:table-row>
        <table:table-row table:style-name="Table6.3">
          <table:table-cell table:style-name="Table6.A2" office:value-type="string">
            <text:p text:style-name="P11"><text:span text:style-name="T2">2016/0</text:span><text:span text:style-name="T6">6</text:span><text:span text:style-name="T2">/</text:span><text:span text:style-name="T6">07</text:span><text:span text:style-name="T2"> – DIENSTAG</text:span></text:p>
          </table:table-cell>
          <table:table-cell table:style-name="Table6.B3" office:value-type="string">
            <text:p text:style-name="P13"/>
            <text:p text:style-name="P17"><text:span text:style-name="T10">CISCO: </text:span><text:span text:style-name="T8">Access lists gelesen und bearbeitet, Dienste für IP-Adressierung gelesen und bearbeitet, Klausur geschrieben.</text:span></text:p>
            <text:p text:style-name="P17"><text:span text:style-name="T10">ITS: </text:span><text:span text:style-name="T8">EIGRP für </text:span><text:span text:style-name="T11">CISCO</text:span><text:span text:style-name="T8"> in </text:span><text:span text:style-name="T11">ITS </text:span><text:span text:style-name="T8">gelernt.</text:span></text:p>
            <text:p text:style-name="P14"/>
          </table:table-cell>
          <table:table-cell table:style-name="Table6.A2" office:value-type="string">
            <text:p text:style-name="P5">7 h 48 min</text:p>
          </table:table-cell>
          <table:table-cell table:style-name="Table6.D2" office:value-type="string">
            <text:p text:style-name="P6">OSZIMT</text:p>
          </table:table-cell>
        </table:table-row>
        <table:table-row table:style-name="Table6.4">
          <table:table-cell table:style-name="Table6.A2" office:value-type="string">
            <text:p text:style-name="P11"><text:span text:style-name="T2">2016/0</text:span><text:span text:style-name="T6">6</text:span><text:span text:style-name="T2">/</text:span><text:span text:style-name="T6">08</text:span><text:span text:style-name="T2"> – MITTWOCH</text:span></text:p>
          </table:table-cell>
          <table:table-cell table:style-name="Table6.B4" office:value-type="string">
            <text:p text:style-name="P13"/>
            <text:p text:style-name="P17"><text:span text:style-name="T10">ITS: </text:span><text:span text:style-name="T8">Klausur geschrieben.</text:span></text:p>
            <text:p text:style-name="P17"><text:span text:style-name="T10">WSK: </text:span><text:span text:style-name="T9">An Podiumsdiskussion teilgenommen. Anschließend die Diskussion gemeinsam im Unterricht ausgewertet.</text:span></text:p>
            <text:p text:style-name="P17"><text:span text:style-name="T10">LINUX: </text:span><text:span text:style-name="T9">Projekt: Aufbau der OSZIMT Verzeichnisstruktur.</text:span></text:p>
            <text:p text:style-name="P17"><text:span text:style-name="T10">BP: </text:span><text:span text:style-name="T9">Besprechung der letzten Klausur, Lagerhaltung/Beschaffung gelesen und Gruppenaufgaben bearbeitet.</text:span></text:p>
            <text:p text:style-name="P13"/>
          </table:table-cell>
          <table:table-cell table:style-name="Table6.A2" office:value-type="string">
            <text:p text:style-name="P5">7 h 48 min</text:p>
          </table:table-cell>
          <table:table-cell table:style-name="Table6.D2" office:value-type="string">
            <text:p text:style-name="P6">OSZIMT</text:p>
          </table:table-cell>
        </table:table-row>
        <table:table-row table:style-name="Table6.5">
          <table:table-cell table:style-name="Table6.A2" office:value-type="string">
            <text:p text:style-name="P11"><text:span text:style-name="T2">2016/0</text:span><text:span text:style-name="T6">6</text:span><text:span text:style-name="T2">/</text:span><text:span text:style-name="T6">09</text:span><text:span text:style-name="T2"> – DONNERSTAG</text:span></text:p>
          </table:table-cell>
          <table:table-cell table:style-name="Table6.B5" office:value-type="string">
            <text:p text:style-name="P13"/>
            <text:p text:style-name="P15">KRANK</text:p>
            <text:p text:style-name="P18"/>
          </table:table-cell>
          <table:table-cell table:style-name="Table6.A2" office:value-type="string">
            <text:p text:style-name="P4">/</text:p>
          </table:table-cell>
          <table:table-cell table:style-name="Table6.D2" office:value-type="string">
            <text:p text:style-name="P4">OSZIMT</text:p>
          </table:table-cell>
        </table:table-row>
        <table:table-row table:style-name="Table6.6">
          <table:table-cell table:style-name="Table6.A2" office:value-type="string">
            <text:p text:style-name="P11"><text:span text:style-name="T2">2016/0</text:span><text:span text:style-name="T6">6</text:span><text:span text:style-name="T2">/</text:span><text:span text:style-name="T6">1</text:span><text:span text:style-name="T2">0 – FREITAG</text:span></text:p>
          </table:table-cell>
          <table:table-cell table:style-name="Table6.B6" office:value-type="string">
            <text:p text:style-name="P16"/>
            <text:p text:style-name="P17"><text:span text:style-name="T12">WSK: </text:span><text:span text:style-name="T13">Lesen und Bearbeiten von verschiedenen Blättern bezüglich Sozialversicherungen im Stationsdurchlauf.</text:span></text:p>
            <text:p text:style-name="P17"><text:span text:style-name="T12">BP: </text:span><text:span text:style-name="T13">Klausur geschrieben.</text:span></text:p>
            <text:p text:style-name="P17"><text:span text:style-name="T12">AS: </text:span><text:span text:style-name="T13">Weitere Aufgaben in Java nachgearbeitet.</text:span></text:p>
            <text:p text:style-name="P16"/>
          </table:table-cell>
          <table:table-cell table:style-name="Table6.A2" office:value-type="string">
            <text:p text:style-name="P4">7 h 48 min</text:p>
          </table:table-cell>
          <table:table-cell table:style-name="Table6.D2" office:value-type="string">
            <text:p text:style-name="P4">OSZIM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df5d6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35466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2</text:span>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/0</text:span><text:span text:style-name="MT3">6/06</text:span><text:span text:style-name="MT2"> – 2016/0</text:span><text:span text:style-name="MT4">6</text:span><text:span text:style-name="MT2">/</text:span><text:span text:style-name="MT3">10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5">2</text:span><text:span text:style-name="MT3">3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8-01T08:42:18.210319518</dc:date>
    <meta:editing-cycles>17</meta:editing-cycles>
    <dc:title>Header Schule</dc:title>
    <meta:editing-duration>PT43M44S</meta:editing-duration>
    <meta:generator>LibreOffice/5.1.4.2$Linux_X86_64 LibreOffice_project/10m0$Build-2</meta:generator>
    <meta:document-statistic meta:table-count="6" meta:image-count="0" meta:object-count="0" meta:page-count="1" meta:paragraph-count="38" meta:word-count="131" meta:character-count="1043" meta:non-whitespace-character-count="944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